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TL Help Cyrillic" svg:font-family="'TL Help Cyrillic',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b9037"/>
    </style:style>
    <style:style style:name="P2" style:family="paragraph" style:parent-style-name="Signature">
      <style:text-properties style:font-size-complex="11pt"/>
    </style:style>
    <style:style style:name="P3" style:family="paragraph" style:parent-style-name="Heading"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fo:font-weight="normal" officeooo:rsid="000b9037" style:font-weight-asian="normal" style:font-weight-complex="normal"/>
    </style:style>
    <style:style style:name="T3" style:family="text">
      <style:text-properties style:font-size-complex="11pt"/>
    </style:style>
    <style:style style:name="T4" style:family="text">
      <style:text-properties fo:color="#ff3333" fo:font-weight="normal" style:font-weight-asian="normal" style:font-weight-complex="normal"/>
    </style:style>
    <style:style style:name="T5" style:family="text">
      <style:text-properties officeooo:rsid="000cc49d"/>
    </style:style>
    <style:style style:name="T6" style:family="text">
      <style:text-properties officeooo:rsid="000d168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Cover Letter for Walter Goedecke</text:span></text:p>
      <text:p text:style-name="Standard"><text:span text:style-name="Strong_20_Emphasis"><text:span text:style-name="T1"/></text:span></text:p>
      <text:p text:style-name="P1"><text:span text:style-name="Strong_20_Emphasis"><text:span text:style-name="T1">I</text:span></text:span><text:span text:style-name="Strong_20_Emphasis"><text:span text:style-name="T2">'m applying for the </text:span></text:span><text:bookmark text:name="requisitionDescriptionInterface.reqTitleLinkAction.row1"/><text:span text:style-name="Strong_20_Emphasis"><text:span text:style-name="T2">Research Data Analytics Specialist position, and </text:span></text:span><text:span text:style-name="Strong_20_Emphasis"><text:span text:style-name="T1">believe I would be a good fit. I am knowledgeable </text:span></text:span>in physics, geophysics, math, and electrical engineering, with specialty in electromagnetics. I have <text:span text:style-name="T5">worked in atmospheric sciences with my current job, programming extensive python and django for website building. </text:span>During my PhD I studied space plasmas and investigated solar wind interactions on the Earth’s magnetic field. I built and deployed several magnetometer stations in the Western US for autonomous recording and remote Internet access. I wrote C++ and Visual Basic programs to analyze the data, and I converted legacy Fortran programs to C++. </text:p>
      <text:p text:style-name="Standard"/>
      <text:p text:style-name="Standard">My computer skills, besides <text:span text:style-name="T5">Python, </text:span>Fortran, C, and C++, include Visual Basic, DOS and UNIX scripts, and MatLab, which I extensively used for my numerical analysis <text:span text:style-name="T5">while at China Lake</text:span>, filtering, and trajectory estimations. </text:p>
      <text:p text:style-name="Standard"/>
      <text:p text:style-name="Standard">I studied electromagnetics for my Master’s thesis, where I experimented with ground penetrating radio waves between boreholes to characterize sub-surface voids. I’ve also worked on geophysical field surveys using acoustic, electromagnetic, and potential field methods. </text:p>
      <text:p text:style-name="Standard"/>
      <text:p text:style-name="Standard"><text:span text:style-name="T6">A</text:span>t China Lake Naval Base (NAVAIR), <text:span text:style-name="T6">I </text:span>creat<text:span text:style-name="T6">ed</text:span> a quality assurance program for GPS, radar, and other tracking and surveillance instrument data. I contributed to developing a new software release of the naval base aircraft tracking system, qualifying code and algorithms. I also was a subject matter expert in algorithms, GPS processing, statistics, mapping techniques, and position estimation with Kalman filters. I’ve streamlined the group’s existing data processing using HTML forms and scripts. I’ve created many MatLab GUIs for data analysis and specialized algorithm development, then converting them to C# to make them stand-alone. I used GIS applications, such as Google Earth and ArcMap, to display complex tracking information against terrain for reports and presentations. </text:p>
      <text:p text:style-name="Standard"/>
      <text:p text:style-name="Standard">I can communicate well with general audiences, and I can covey scientific information to those with varying backgrounds. I’ve taught space science and applications to both graduate and undergraduate students of varying backgrounds. I can manage projects well; I completed another MS in engineering management with emphasis in aerospace engineering. </text:p>
      <text:p text:style-name="P2"/>
      <text:p text:style-name="P2"/>
      <text:p text:style-name="P2">Walter Goedecke</text:p>
      <text:p text:style-name="P2">3210 Dartmouth Ave</text:p>
      <text:p text:style-name="Signature">Boulder, CO <text:s/>80305 </text:p>
      <text:p text:style-name="Signature">303-494-3348 </text:p>
      <text:p text:style-name="Signature">walter.goedecke@phenocryst.com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TL Help Cyrillic" svg:font-family="'TL Help Cyrillic',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style>
    <style:style style:name="Text_20_body" style:display-name="Text body" style:family="paragraph" style:parent-style-name="Standard" style:class="text">
      <style:paragraph-properties fo:margin-left="0in" fo:margin-right="0in" fo:margin-top="0.1665in" fo:margin-bottom="0.0835in" loext:contextual-spacing="false" fo:text-indent="0.3in" style:auto-text-indent="false"/>
      <style:text-properties fo:font-size="11pt" style:font-size-asian="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fo:font-weight="bold" style:font-weight-asian="bold" style:font-weight-complex="bold"/>
    </style:style>
    <style:style style:name="caption" style:family="paragraph" style:parent-style-name="Standard" style:next-style-name="Standard">
      <style:paragraph-properties fo:margin-left="0.5in" fo:margin-right="0.5in" fo:margin-top="0in" fo:margin-bottom="0.0835in" loext:contextual-spacing="false" fo:keep-together="always" fo:text-indent="0in" style:auto-text-indent="false" fo:keep-with-next="always">
        <style:tab-stops>
          <style:tab-stop style:position="0.3126in"/>
        </style:tab-stops>
      </style:paragraph-properties>
      <style:text-properties fo:font-size="11pt" fo:font-weight="bold" style:font-size-asian="11pt" style:font-weight-asian="bold"/>
    </style:style>
    <style:style style:name="Closing" style:family="paragraph" style:parent-style-name="Standard"/>
    <style:style style:name="Date" style:family="paragraph" style:parent-style-name="Standard" style:next-style-name="Standard"/>
    <style:style style:name="Endnote" style:family="paragraph" style:parent-style-name="Standard" style:class="extra">
      <style:text-properties style:font-name="MS Sans Serif" fo:font-family="'MS Sans Serif'" style:font-family-generic="swiss" style:font-pitch="variable" style:font-name-complex="MS Sans Serif" style:font-family-complex="'MS Sans Serif'" style:font-family-generic-complex="swiss" style:font-pitch-complex="variable"/>
    </style:style>
    <style:style style:name="Figure" style:family="paragraph" style:parent-style-name="Standard">
      <style:paragraph-properties fo:margin-left="0.5in" fo:margin-right="0.5in" fo:keep-together="always" fo:text-indent="0in" style:auto-text-indent="false" fo:keep-with-next="always">
        <style:tab-stops>
          <style:tab-stop style:position="0.3126in"/>
        </style:tab-stops>
      </style:paragraph-properties>
      <style:text-properties fo:font-size="11pt" fo:font-weight="bold" style:font-size-asian="11pt" style:font-weight-asian="bold"/>
    </style:style>
    <style:style style:name="List_20_2" style:display-name="List 2" style:family="paragraph" style:parent-style-name="Standard" style:class="list">
      <style:paragraph-properties fo:margin-left="0.5in" fo:margin-right="0in" fo:text-indent="-0.25in" style:auto-text-indent="false"/>
      <style:text-properties style:font-name="MS Sans Serif" fo:font-family="'MS Sans Serif'" style:font-family-generic="swiss" style:font-pitch="variable" style:font-name-complex="MS Sans Serif" style:font-family-complex="'MS Sans Serif'" style:font-family-generic-complex="swiss" style:font-pitch-complex="variable"/>
    </style:style>
    <style:style style:name="List_20_3" style:display-name="List 3" style:family="paragraph" style:parent-style-name="Standard" style:class="list">
      <style:paragraph-properties fo:margin-left="0.75in" fo:margin-right="0in" fo:text-indent="-0.25in" style:auto-text-indent="false"/>
      <style:text-properties style:font-name="MS Sans Serif" fo:font-family="'MS Sans Serif'" style:font-family-generic="swiss" style:font-pitch="variable" style:font-name-complex="MS Sans Serif" style:font-family-complex="'MS Sans Serif'" style:font-family-generic-complex="swiss" style:font-pitch-complex="variable"/>
    </style:style>
    <style:style style:name="Normal_20_Blustery" style:display-name="Normal Blustery" style:family="paragraph" style:parent-style-name="Standard">
      <style:paragraph-properties fo:margin-left="0in" fo:margin-right="0in" fo:margin-top="0.0417in" fo:margin-bottom="0.0417in" loext:contextual-spacing="false" fo:line-height="150%" fo:orphans="0" fo:widows="0" fo:text-indent="0.3in" style:auto-text-indent="false"/>
      <style:text-properties fo:font-size="11pt" style:font-size-asian="11pt"/>
    </style:style>
    <style:style style:name="Normal_20_Flush" style:display-name="Normal Flush" style:family="paragraph" style:parent-style-name="Standard">
      <style:paragraph-properties fo:margin-top="0.1665in" fo:margin-bottom="0.0417in" loext:contextual-spacing="false" fo:keep-with-next="always">
        <style:tab-stops>
          <style:tab-stop style:position="0.3126in"/>
        </style:tab-stops>
      </style:paragraph-properties>
      <style:text-properties fo:font-size="11pt" style:font-size-asian="11pt"/>
    </style:style>
    <style:style style:name="Picture" style:family="paragraph" style:parent-style-name="caption">
      <style:paragraph-properties fo:text-align="center" style:justify-single-word="false"/>
    </style:style>
    <style:style style:name="Return_20_Address" style:display-name="Return Address" style:family="paragraph" style:parent-style-name="Standard"/>
    <style:style style:name="Signature" style:family="paragraph" style:parent-style-name="Standard" style:class="text"/>
    <style:style style:name="table" style:family="paragraph" style:parent-style-name="caption"/>
    <style:style style:name="Table_20_spaced" style:display-name="Table spaced" style:family="paragraph" style:parent-style-name="Standard">
      <style:paragraph-properties fo:margin-top="0.0417in" fo:margin-bottom="0.0417in" loext:contextual-spacing="false"/>
      <style:text-properties fo:font-size="12pt" style:font-size-asian="12pt"/>
    </style:style>
    <style:style style:name="Cc_20_List" style:display-name="Cc List" style:family="paragraph" style:parent-style-name="Standard">
      <style:paragraph-properties fo:margin-left="0.25in" fo:margin-right="0in" style:line-height-at-least="0.1528in" fo:keep-together="always" fo:text-indent="0in" style:auto-text-indent="false"/>
      <style:text-properties fo:letter-spacing="-0.0035in"/>
    </style:style>
    <style:style style:name="Cc_20_List_20_Header" style:display-name="Cc List Header" style:family="paragraph" style:parent-style-name="Cc_20_List">
      <style:paragraph-properties fo:margin-left="0in" fo:margin-right="0in" fo:text-indent="0in" style:auto-text-indent="false"/>
    </style:style>
    <style:style style:name="Inside_20_Address" style:display-name="Inside Address" style:family="paragraph" style:parent-style-name="Standard"/>
    <style:style style:name="Inside_20_Address_20_Name" style:display-name="Inside Address Name" style:family="paragraph" style:parent-style-name="Standard"/>
    <style:style style:name="Salutation_20__28_user_29_" style:display-name="Salutation (user)" style:family="paragraph" style:parent-style-name="Standard" style:next-style-name="Standard"/>
    <style:style style:name="Russian" style:family="paragraph" style:parent-style-name="Standard">
      <style:paragraph-properties fo:text-align="justify" style:justify-single-word="false"/>
      <style:text-properties style:font-name="TL Help Cyrillic" fo:font-family="'TL Help Cyrillic', 'Arial Narrow'" style:font-family-generic="swiss" style:font-pitch="variable" fo:font-size="12pt" fo:font-weight="bold" style:font-size-asian="12pt" style:font-weight-asian="bold" style:font-name-complex="TL Help Cyrillic" style:font-family-complex="'TL Help Cyrillic', 'Arial Narrow'" style:font-family-generic-complex="swiss" style:font-pitch-complex="variable"/>
    </style:style>
    <style:style style:name="Style_20_1" style:display-name="Style 1" style:family="paragraph" style:parent-style-name="Standard">
      <style:text-properties style:font-name="Times" fo:font-family="Times" style:font-family-generic="roman" style:font-pitch="variable" fo:font-size="12pt" style:font-size-asian="12pt" style:font-name-complex="Times" style:font-family-complex="Times" style:font-family-generic-complex="roman" style:font-pitch-complex="variable"/>
    </style:style>
    <style:style style:name="Normal_20__28_Web_29_" style:display-name="Normal (Web)" style:family="paragraph" style:parent-style-name="Standard">
      <style:paragraph-properties fo:margin-top="0.0693in" fo:margin-bottom="0.0693in" loext:contextual-spacing="false"/>
      <style:text-properties fo:font-size="12pt" style:font-size-asian="12pt" style:font-size-complex="12pt"/>
    </style:style>
    <style:style style:name="_23_10_20_Envelope_20_Address" style:display-name="#10 Envelope Address" style:family="paragraph" style:parent-style-name="Closing">
      <style:paragraph-properties fo:margin-left="3.5in" fo:margin-right="0in" fo:text-indent="0in" style:auto-text-indent="false"/>
      <style:text-properties fo:font-size="12pt" style:font-size-asian="12pt"/>
    </style:style>
    <style:style style:name="Body_20_Text_20_2" style:display-name="Body Text 2" style:family="paragraph" style:parent-style-name="Standard">
      <style:paragraph-properties fo:margin-left="0in" fo:margin-right="-0.25in" fo:text-indent="0in" style:auto-text-indent="false"/>
    </style:style>
    <style:style style:name="Text_20_body_20_indent" style:display-name="Text body indent" style:family="paragraph" style:parent-style-name="Standard" style:class="text">
      <style:paragraph-properties fo:margin-left="1.1563in" fo:margin-right="0in" fo:text-indent="0in" style:auto-text-indent="false">
        <style:tab-stops>
          <style:tab-stop style:position="1.3in"/>
        </style:tab-stops>
      </style:paragraph-properties>
      <style:text-properties fo:font-size="12pt" style:font-size-asian="12pt"/>
    </style:style>
    <style:style style:name="Header" style:family="paragraph" style:parent-style-name="Standard" style:class="extra">
      <style:paragraph-properties>
        <style:tab-stops>
          <style:tab-stop style:position="1.3in"/>
          <style:tab-stop style:position="3in" style:type="center"/>
          <style:tab-stop style:position="6in" style:type="right"/>
        </style:tab-stops>
      </style:paragraph-properties>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Default_20_Paragraph_20_Font"/>
    <style:style style:name="content"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1in" fo:margin-right="1.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210 Dartmouth Ave</dc:title>
    <meta:initial-creator>Walter Goedecke</meta:initial-creator>
    <meta:creation-date>2015-06-22T09:14:00</meta:creation-date>
    <dc:date>2016-01-06T16:21:42.006614208</dc:date>
    <meta:print-date>2003-06-19T23:12:00</meta:print-date>
    <meta:editing-cycles>8</meta:editing-cycles>
    <meta:editing-duration>PT23M18S</meta:editing-duration>
    <meta:generator>LibreOffice/5.0.2.2$Linux_X86_64 LibreOffice_project/00m0$Build-2</meta:generator>
    <meta:document-statistic meta:table-count="0" meta:image-count="0" meta:object-count="0" meta:page-count="1" meta:paragraph-count="11" meta:word-count="352" meta:character-count="2426" meta:non-whitespace-character-count="2075"/>
  </office:meta>
</office:document-meta>
</file>